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Symbol1" svg:font-family="Symbol" style:font-family-generic="roman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2" style:family="table-cell" style:data-style-name="N84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" style:family="table">
      <style:table-properties style:width="16.404cm" table:align="left" style:writing-mode="lr-tb"/>
    </style:style>
    <style:style style:name="Table2.A" style:family="table-column">
      <style:table-column-properties style:column-width="5.239cm"/>
    </style:style>
    <style:style style:name="Table2.B" style:family="table-column">
      <style:table-column-properties style:column-width="11.16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3" style:family="table">
      <style:table-properties style:width="16.404cm" table:align="left" style:writing-mode="lr-tb"/>
    </style:style>
    <style:style style:name="Table3.A" style:family="table-column">
      <style:table-column-properties style:column-width="5.239cm"/>
    </style:style>
    <style:style style:name="Table3.B" style:family="table-column">
      <style:table-column-properties style:column-width="11.16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3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e3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3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5" style:family="table">
      <style:table-properties style:width="16.404cm" fo:margin-left="0.018cm" table:align="left" style:writing-mode="lr-tb"/>
    </style:style>
    <style:style style:name="Table5.A" style:family="table-column">
      <style:table-column-properties style:column-width="5.203cm"/>
    </style:style>
    <style:style style:name="Table5.B" style:family="table-column">
      <style:table-column-properties style:column-width="11.20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5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e5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5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5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5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5.B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5.A6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le5.B6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le4" style:family="table">
      <style:table-properties style:width="14.949cm" fo:margin-left="1.258cm" table:align="left" style:writing-mode="lr-tb"/>
    </style:style>
    <style:style style:name="Table4.A" style:family="table-column">
      <style:table-column-properties style:column-width="2.487cm"/>
    </style:style>
    <style:style style:name="Table4.B" style:family="table-column">
      <style:table-column-properties style:column-width="5.424cm"/>
    </style:style>
    <style:style style:name="Table4.C" style:family="table-column">
      <style:table-column-properties style:column-width="7.03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00000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00000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6" style:family="table">
      <style:table-properties style:width="15.457cm" fo:margin-left="1.258cm" table:align="left" style:writing-mode="lr-tb"/>
    </style:style>
    <style:style style:name="Table6.A" style:family="table-column">
      <style:table-column-properties style:column-width="2.302cm"/>
    </style:style>
    <style:style style:name="Table6.B" style:family="table-column">
      <style:table-column-properties style:column-width="6.985cm"/>
    </style:style>
    <style:style style:name="Table6.C" style:family="table-column">
      <style:table-column-properties style:column-width="3.625cm"/>
    </style:style>
    <style:style style:name="Table6.D" style:family="table-column">
      <style:table-column-properties style:column-width="2.545cm"/>
    </style:style>
    <style:style style:name="Table6.1" style:family="table-row">
      <style:table-row-properties style:min-row-height="0.737cm" fo:keep-together="auto"/>
    </style:style>
    <style:style style:name="Table6.A1" style:family="table-cell">
      <style:table-cell-properties style:vertical-align="top" fo:background-color="#00000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6.D1" style:family="table-cell">
      <style:table-cell-properties style:vertical-align="top" fo:background-color="#00000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6.2" style:family="table-row">
      <style:table-row-properties style:min-row-height="0.559cm"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fo:language="pl" fo:country="PL" style:font-size-asian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text-properties fo:language="pl" fo:country="PL" fo:font-weight="bold" style:font-weight-asian="bold"/>
    </style:style>
    <style:style style:name="P4" style:family="paragraph" style:parent-style-name="Standard">
      <style:text-properties fo:language="pl" fo:country="PL" officeooo:rsid="000d296f" officeooo:paragraph-rsid="000d296f"/>
    </style:style>
    <style:style style:name="P5" style:family="paragraph" style:parent-style-name="Standard">
      <style:paragraph-properties fo:text-align="justify" style:justify-single-word="false"/>
      <style:text-properties fo:language="pl" fo:country="PL" officeooo:rsid="000d296f" officeooo:paragraph-rsid="000d296f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orphans="2" fo:widows="2"/>
      <style:text-properties officeooo:paragraph-rsid="0017c4a6"/>
    </style:style>
    <style:style style:name="P8" style:family="paragraph" style:parent-style-name="Standard">
      <style:paragraph-properties fo:text-align="end" style:justify-single-word="false"/>
      <style:text-properties fo:font-size="14pt" fo:language="pl" fo:country="PL" officeooo:rsid="0018d5c0" officeooo:paragraph-rsid="0018d5c0" style:font-size-asian="14pt"/>
    </style:style>
    <style:style style:name="P9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fo:language="pl" fo:country="PL" style:font-size-asian="12pt"/>
    </style:style>
    <style:style style:name="P1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officeooo:rsid="000b25a6" officeooo:paragraph-rsid="000b25a6" style:font-size-asian="18pt" style:font-weight-asian="bold" style:font-name-complex="Arial"/>
    </style:style>
    <style:style style:name="P1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fo:language="pl" fo:country="PL" style:font-size-asian="12pt"/>
    </style:style>
    <style:style style:name="P12" style:family="paragraph" style:parent-style-name="Header">
      <style:text-properties fo:language="pl" fo:country="PL"/>
    </style:style>
    <style:style style:name="P13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l" fo:country="PL"/>
    </style:style>
    <style:style style:name="P14" style:family="paragraph" style:parent-style-name="Footer">
      <style:text-properties fo:language="pl" fo:country="PL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language="pl" fo:country="PL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language="pl" fo:country="PL" fo:font-weight="bold" style:font-weight-asian="bold"/>
    </style:style>
    <style:style style:name="P17" style:family="paragraph" style:parent-style-name="Text_20_body" style:master-page-name="">
      <style:paragraph-properties fo:margin-left="0cm" fo:margin-right="0cm" fo:margin-top="0cm" fo:margin-bottom="0.212cm" style:contextual-spacing="false" style:line-height-at-least="0.423cm" fo:text-align="start" style:justify-single-word="false" fo:keep-together="always" fo:orphans="0" fo:widows="0" fo:text-indent="0cm" style:auto-text-indent="false" style:page-number="auto" style:writing-mode="lr-tb"/>
      <style:text-properties fo:language="pl" fo:country="PL"/>
    </style:style>
    <style:style style:name="P18" style:family="paragraph" style:parent-style-name="Text_20_body" style:master-page-name="">
      <style:paragraph-properties fo:margin-left="0cm" fo:margin-right="0cm" fo:margin-top="0cm" fo:margin-bottom="0.212cm" style:contextual-spacing="false" style:line-height-at-least="0.423cm" fo:keep-together="always" fo:orphans="0" fo:widows="0" fo:text-indent="0cm" style:auto-text-indent="false" style:page-number="auto" style:writing-mode="lr-tb"/>
    </style:style>
    <style:style style:name="P19" style:family="paragraph" style:parent-style-name="Text_20_body" style:master-page-name="">
      <style:paragraph-properties fo:margin-left="0cm" fo:margin-right="0cm" fo:margin-top="0cm" fo:margin-bottom="0.212cm" style:contextual-spacing="false" style:line-height-at-least="0.423cm" fo:keep-together="always" fo:orphans="0" fo:widows="0" fo:text-indent="0cm" style:auto-text-indent="false" style:page-number="auto" style:writing-mode="lr-tb">
        <style:tab-stops>
          <style:tab-stop style:position="1.296cm"/>
        </style:tab-stops>
      </style:paragraph-properties>
    </style:style>
    <style:style style:name="P20" style:family="paragraph" style:parent-style-name="Text_20_body" style:master-page-name="">
      <style:paragraph-properties fo:margin-left="0cm" fo:margin-right="0cm" fo:margin-top="0cm" fo:margin-bottom="0.212cm" style:contextual-spacing="false" style:line-height-at-least="0.423cm" fo:orphans="0" fo:widows="0" fo:text-indent="0cm" style:auto-text-indent="false" style:page-number="auto" style:writing-mode="lr-tb"/>
      <style:text-properties officeooo:paragraph-rsid="00132020"/>
    </style:style>
    <style:style style:name="P21" style:family="paragraph" style:parent-style-name="Text_20_body">
      <style:paragraph-properties fo:margin-left="0cm" fo:margin-right="0cm" fo:margin-top="0cm" fo:margin-bottom="0.212cm" style:contextual-spacing="false" style:line-height-at-least="0.423cm" fo:keep-together="always" fo:orphans="0" fo:widows="0" fo:text-indent="0cm" style:auto-text-indent="false" style:writing-mode="lr-tb"/>
      <style:text-properties fo:language="pl" fo:country="PL"/>
    </style:style>
    <style:style style:name="P22" style:family="paragraph" style:parent-style-name="Text_20_body">
      <style:paragraph-properties fo:margin-left="0cm" fo:margin-right="0cm" fo:margin-top="0cm" fo:margin-bottom="0.212cm" style:contextual-spacing="false" style:line-height-at-least="0.423cm" fo:keep-together="always" fo:orphans="0" fo:widows="0" fo:text-indent="0cm" style:auto-text-indent="false" style:writing-mode="lr-tb"/>
      <style:text-properties fo:language="pl" fo:country="PL" style:language-complex="ar" style:country-complex="SA"/>
    </style:style>
    <style:style style:name="P23" style:family="paragraph" style:parent-style-name="Text_20_body">
      <style:paragraph-properties fo:margin-left="0cm" fo:margin-right="0cm" fo:margin-top="0cm" fo:margin-bottom="0.212cm" style:contextual-spacing="false" style:line-height-at-least="0.423cm" fo:text-align="start" style:justify-single-word="false" fo:keep-together="always" fo:orphans="0" fo:widows="0" fo:text-indent="0cm" style:auto-text-indent="false" style:writing-mode="lr-tb"/>
      <style:text-properties fo:language="pl" fo:country="PL" style:language-complex="ar" style:country-complex="SA"/>
    </style:style>
    <style:style style:name="P24" style:family="paragraph" style:parent-style-name="Text_20_body">
      <style:paragraph-properties fo:margin-left="0cm" fo:margin-right="0cm" fo:margin-top="0cm" fo:margin-bottom="0.212cm" style:contextual-spacing="false" style:line-height-at-least="0.423cm" fo:keep-together="always" fo:orphans="0" fo:widows="0" fo:text-indent="0cm" style:auto-text-indent="false" style:writing-mode="lr-tb"/>
    </style:style>
    <style:style style:name="P25" style:family="paragraph" style:parent-style-name="Text_20_body">
      <style:paragraph-properties fo:margin-left="0cm" fo:margin-right="0cm" fo:margin-top="0cm" fo:margin-bottom="0.212cm" style:contextual-spacing="false" style:line-height-at-least="0.423cm" fo:text-align="justify" style:justify-single-word="false" fo:orphans="0" fo:widows="0" fo:text-indent="0cm" style:auto-text-indent="false" style:writing-mode="lr-tb"/>
    </style:style>
    <style:style style:name="P26" style:family="paragraph" style:parent-style-name="Text_20_body">
      <style:paragraph-properties fo:margin-left="0cm" fo:margin-right="0cm" fo:margin-top="0cm" fo:margin-bottom="0.212cm" style:contextual-spacing="false" style:line-height-at-least="0.423cm" fo:orphans="0" fo:widows="0" fo:text-indent="0cm" style:auto-text-indent="false" style:writing-mode="lr-tb"/>
      <style:text-properties officeooo:rsid="00132020" officeooo:paragraph-rsid="00132020"/>
    </style:style>
    <style:style style:name="P27" style:family="paragraph" style:parent-style-name="Text_20_body">
      <style:paragraph-properties fo:margin-left="0cm" fo:margin-right="0cm" fo:margin-top="0cm" fo:margin-bottom="0.212cm" style:contextual-spacing="false" style:line-height-at-least="0.423cm" fo:keep-together="always" fo:orphans="0" fo:widows="0" fo:text-indent="0cm" style:auto-text-indent="false" style:writing-mode="lr-tb"/>
      <style:text-properties officeooo:rsid="000f9eb5"/>
    </style:style>
    <style:style style:name="P28" style:family="paragraph" style:parent-style-name="Text_20_body">
      <style:paragraph-properties fo:margin-left="0.127cm" fo:margin-right="0cm" fo:text-indent="0cm" style:auto-text-indent="false" fo:keep-with-next="always"/>
      <style:text-properties fo:language="pl" fo:country="PL"/>
    </style:style>
    <style:style style:name="P29" style:family="paragraph" style:parent-style-name="Text_20_body">
      <style:paragraph-properties fo:margin-left="0.127cm" fo:margin-right="0cm" fo:text-indent="0cm" style:auto-text-indent="false" fo:keep-with-next="always"/>
      <style:text-properties fo:language="pl" fo:country="PL" officeooo:paragraph-rsid="000f9eb5"/>
    </style:style>
    <style:style style:name="P30" style:family="paragraph" style:parent-style-name="Text_20_body">
      <style:paragraph-properties fo:margin-left="0.127cm" fo:margin-right="0cm" fo:text-indent="0cm" style:auto-text-indent="false"/>
      <style:text-properties fo:language="pl" fo:country="PL"/>
    </style:style>
    <style:style style:name="P31" style:family="paragraph" style:parent-style-name="Text_20_body">
      <style:paragraph-properties fo:margin-left="0.127cm" fo:margin-right="0cm" fo:text-indent="0cm" style:auto-text-indent="false"/>
      <style:text-properties fo:language="pl" fo:country="PL" officeooo:paragraph-rsid="000f9eb5"/>
    </style:style>
    <style:style style:name="P32" style:family="paragraph" style:parent-style-name="Heading">
      <style:text-properties fo:language="pl" fo:country="PL"/>
    </style:style>
    <style:style style:name="P33" style:family="paragraph" style:parent-style-name="Heading">
      <style:paragraph-properties fo:text-align="end" style:justify-single-word="false"/>
      <style:text-properties fo:language="pl" fo:country="PL"/>
    </style:style>
    <style:style style:name="P34" style:family="paragraph" style:parent-style-name="Heading">
      <style:text-properties fo:font-size="14pt" fo:language="pl" fo:country="PL" style:font-size-asian="14pt"/>
    </style:style>
    <style:style style:name="P35" style:family="paragraph" style:parent-style-name="Heading">
      <style:paragraph-properties fo:text-align="end" style:justify-single-word="false"/>
      <style:text-properties fo:font-size="14pt" fo:language="pl" fo:country="PL" style:font-size-asian="14pt"/>
    </style:style>
    <style:style style:name="P36" style:family="paragraph" style:parent-style-name="Heading">
      <style:paragraph-properties fo:break-before="page"/>
      <style:text-properties fo:language="pl" fo:country="PL"/>
    </style:style>
    <style:style style:name="P37" style:family="paragraph" style:parent-style-name="Tabletext">
      <style:paragraph-properties fo:text-align="center" style:justify-single-word="false"/>
      <style:text-properties fo:language="pl" fo:country="PL" fo:font-weight="bold" style:font-weight-asian="bold"/>
    </style:style>
    <style:style style:name="P38" style:family="paragraph" style:parent-style-name="Tabletext">
      <style:paragraph-properties style:snap-to-layout-grid="false"/>
      <style:text-properties fo:language="pl" fo:country="PL"/>
    </style:style>
    <style:style style:name="P39" style:family="paragraph" style:parent-style-name="Tabletext">
      <style:text-properties fo:language="pl" fo:country="PL" officeooo:rsid="000b25a6"/>
    </style:style>
    <style:style style:name="P40" style:family="paragraph" style:parent-style-name="Tabletext">
      <style:text-properties fo:language="pl" fo:country="PL" officeooo:rsid="000b25a6" officeooo:paragraph-rsid="000b25a6"/>
    </style:style>
    <style:style style:name="P41" style:family="paragraph" style:parent-style-name="Text_20_body">
      <style:text-properties fo:language="pl" fo:country="PL"/>
    </style:style>
    <style:style style:name="P42" style:family="paragraph" style:parent-style-name="Text_20_body">
      <style:text-properties officeooo:rsid="00127f03" officeooo:paragraph-rsid="00127f03"/>
    </style:style>
    <style:style style:name="P43" style:family="paragraph" style:parent-style-name="Text_20_body">
      <style:paragraph-properties fo:margin-left="0.7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 style:writing-mode="lr-tb"/>
    </style:style>
    <style:style style:name="P44" style:family="paragraph" style:parent-style-name="Text_20_body" style:master-page-name="">
      <style:paragraph-properties fo:margin-left="0.7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 style:page-number="auto" style:writing-mode="lr-tb"/>
      <style:text-properties officeooo:rsid="000b25a6"/>
    </style:style>
    <style:style style:name="P45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47" style:family="paragraph" style:parent-style-name="InfoBlue">
      <style:text-properties fo:language="pl" fo:country="PL"/>
    </style:style>
    <style:style style:name="P48" style:family="paragraph" style:parent-style-name="InfoBlue">
      <style:paragraph-properties fo:text-align="justify" style:justify-single-word="false"/>
      <style:text-properties fo:language="pl" fo:country="PL"/>
    </style:style>
    <style:style style:name="P49" style:family="paragraph" style:parent-style-name="Standard">
      <style:paragraph-properties fo:orphans="2" fo:widows="2"/>
      <style:text-properties fo:language="pl" fo:country="PL" officeooo:rsid="0017c4a6" officeooo:paragraph-rsid="0017c4a6"/>
    </style:style>
    <style:style style:name="P50" style:family="paragraph" style:parent-style-name="Standard">
      <style:paragraph-properties fo:text-align="justify" style:justify-single-word="false"/>
      <style:text-properties fo:language="pl" fo:country="PL" officeooo:paragraph-rsid="00127f03"/>
    </style:style>
    <style:style style:name="P51" style:family="paragraph" style:parent-style-name="Standard">
      <style:paragraph-properties fo:text-align="justify" style:justify-single-word="false"/>
      <style:text-properties officeooo:paragraph-rsid="001da486"/>
    </style:style>
    <style:style style:name="P52" style:family="paragraph" style:parent-style-name="Standard">
      <style:paragraph-properties fo:orphans="2" fo:widows="2"/>
      <style:text-properties officeooo:paragraph-rsid="001e2a95"/>
    </style:style>
    <style:style style:name="P53" style:family="paragraph" style:parent-style-name="Standard">
      <style:paragraph-properties fo:text-align="justify" style:justify-single-word="false" fo:orphans="2" fo:widows="2"/>
      <style:text-properties officeooo:rsid="001e2a95" officeooo:paragraph-rsid="001e2a95"/>
    </style:style>
    <style:style style:name="P54" style:family="paragraph" style:parent-style-name="Text_20_body" style:master-page-name="">
      <style:paragraph-properties fo:margin-left="0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 style:page-number="auto" style:writing-mode="lr-tb"/>
      <style:text-properties fo:language="pl" fo:country="PL" style:language-asian="zxx" style:country-asian="none" style:language-complex="ar" style:country-complex="SA"/>
    </style:style>
    <style:style style:name="P55" style:family="paragraph" style:parent-style-name="Text_20_body">
      <style:paragraph-properties fo:margin-left="0cm" fo:margin-right="0cm" fo:margin-top="0cm" fo:margin-bottom="0.212cm" style:contextual-spacing="false" style:line-height-at-least="0.423cm" fo:text-align="start" style:justify-single-word="false" fo:orphans="0" fo:widows="0" fo:text-indent="0cm" style:auto-text-indent="false" style:writing-mode="lr-tb"/>
      <style:text-properties fo:font-size="6pt" fo:language="pl" fo:country="PL" style:font-size-asian="5.25pt" style:font-size-complex="6pt"/>
    </style:style>
    <style:style style:name="P56" style:family="paragraph" style:parent-style-name="Heading" style:master-page-name="Standard">
      <style:paragraph-properties fo:text-align="end" style:justify-single-word="false" style:page-number="auto"/>
      <style:text-properties fo:language="pl" fo:country="PL"/>
    </style:style>
    <style:style style:name="P57" style:family="paragraph" style:parent-style-name="Heading" style:master-page-name="Convert_20_1">
      <style:paragraph-properties style:page-number="auto"/>
      <style:text-properties fo:language="pl" fo:country="PL"/>
    </style:style>
    <style:style style:name="P58" style:family="paragraph" style:parent-style-name="Heading_20_2">
      <style:text-properties fo:language="pl" fo:country="PL"/>
    </style:style>
    <style:style style:name="P59" style:family="paragraph" style:parent-style-name="Heading_20_2">
      <style:paragraph-properties fo:orphans="2" fo:widows="2"/>
      <style:text-properties fo:language="pl" fo:country="PL"/>
    </style:style>
    <style:style style:name="P60" style:family="paragraph" style:parent-style-name="Heading_20_2">
      <style:text-properties fo:language="pl" fo:country="PL" officeooo:rsid="001da486" officeooo:paragraph-rsid="001da486"/>
    </style:style>
    <style:style style:name="P61" style:family="paragraph" style:parent-style-name="Heading_20_2">
      <style:paragraph-properties fo:orphans="2" fo:widows="2"/>
      <style:text-properties fo:language="pl" fo:country="PL" officeooo:rsid="001e2a95" officeooo:paragraph-rsid="001e2a95"/>
    </style:style>
    <style:style style:name="P62" style:family="paragraph" style:parent-style-name="Heading_20_2">
      <style:paragraph-properties fo:orphans="2" fo:widows="2"/>
      <style:text-properties officeooo:paragraph-rsid="0017c4a6"/>
    </style:style>
    <style:style style:name="P63" style:family="paragraph" style:parent-style-name="Heading_20_2" style:master-page-name="">
      <style:paragraph-properties style:page-number="auto"/>
      <style:text-properties fo:language="pl" fo:country="PL"/>
    </style:style>
    <style:style style:name="P64" style:family="paragraph" style:parent-style-name="Heading_20_1">
      <style:text-properties fo:language="pl" fo:country="PL"/>
    </style:style>
    <style:style style:name="P65" style:family="paragraph" style:parent-style-name="Heading_20_1" style:list-style-name="">
      <style:paragraph-properties style:line-height-at-least="0.423cm" fo:orphans="0" fo:widows="0"/>
      <style:text-properties fo:language="pl" fo:country="PL"/>
    </style:style>
    <style:style style:name="P66" style:family="paragraph" style:parent-style-name="Heading_20_1">
      <style:text-properties fo:language="pl" fo:country="PL" officeooo:rsid="0017aebe" officeooo:paragraph-rsid="0017aebe"/>
    </style:style>
    <style:style style:name="P67" style:family="paragraph" style:parent-style-name="Heading_20_1">
      <style:paragraph-properties fo:break-before="page"/>
      <style:text-properties fo:language="pl" fo:country="PL"/>
    </style:style>
    <style:style style:name="P68" style:family="paragraph" style:parent-style-name="Heading_20_1">
      <style:paragraph-properties fo:break-before="page"/>
      <style:text-properties fo:language="pl" fo:country="PL" officeooo:paragraph-rsid="0011152f"/>
    </style:style>
    <style:style style:name="P69" style:family="paragraph" style:parent-style-name="Tabletext">
      <style:paragraph-properties style:snap-to-layout-grid="false"/>
      <style:text-properties fo:language="pl" fo:country="PL" officeooo:rsid="001b1d3f" officeooo:paragraph-rsid="001b1d3f"/>
    </style:style>
    <style:style style:name="P70" style:family="paragraph" style:parent-style-name="InfoBlue">
      <style:text-properties fo:language="pl" fo:country="PL"/>
    </style:style>
    <style:style style:name="P71" style:family="paragraph" style:parent-style-name="InfoBlue">
      <style:paragraph-properties fo:text-align="justify" style:justify-single-word="false"/>
      <style:text-properties fo:language="pl" fo:country="PL" officeooo:paragraph-rsid="001e2a95"/>
    </style:style>
    <style:style style:name="T1" style:family="text">
      <style:text-properties officeooo:rsid="000b25a6"/>
    </style:style>
    <style:style style:name="T2" style:family="text">
      <style:text-properties fo:language="pl" fo:country="PL"/>
    </style:style>
    <style:style style:name="T3" style:family="text">
      <style:text-properties fo:language="pl" fo:country="PL" style:language-asian="zxx" style:country-asian="none" style:language-complex="ar" style:country-complex="SA"/>
    </style:style>
    <style:style style:name="T4" style:family="text">
      <style:text-properties fo:language="pl" fo:country="PL" officeooo:rsid="0017c4a6"/>
    </style:style>
    <style:style style:name="T5" style:family="text">
      <style:text-properties fo:language="pl" fo:country="PL" officeooo:rsid="001e2a95"/>
    </style:style>
    <style:style style:name="T6" style:family="text">
      <style:text-properties officeooo:rsid="000c9e59"/>
    </style:style>
    <style:style style:name="T7" style:family="text">
      <style:text-properties officeooo:rsid="000d296f"/>
    </style:style>
    <style:style style:name="T8" style:family="text">
      <style:text-properties officeooo:rsid="000ece21"/>
    </style:style>
    <style:style style:name="T9" style:family="text">
      <style:text-properties officeooo:rsid="000f9eb5"/>
    </style:style>
    <style:style style:name="T10" style:family="text">
      <style:text-properties officeooo:rsid="0011152f"/>
    </style:style>
    <style:style style:name="T11" style:family="text">
      <style:text-properties officeooo:rsid="00127f03"/>
    </style:style>
    <style:style style:name="T12" style:family="text">
      <style:text-properties officeooo:rsid="001b1d3f"/>
    </style:style>
    <style:style style:name="T13" style:family="text">
      <style:text-properties style:language-asian="pl" style:country-asian="PL"/>
    </style:style>
    <style:style style:name="T14" style:family="text">
      <style:text-properties officeooo:rsid="001da486"/>
    </style:style>
    <style:style style:name="T15" style:family="text">
      <style:text-properties officeooo:rsid="001e2a95"/>
    </style:style>
    <style:style style:name="fr1" style:family="graphic" style:parent-style-name="Frame">
      <style:graphic-properties fo:margin-left="0cm" fo:margin-right="0.249cm" style:wrap="parallel" style:number-wrapped-paragraphs="no-limit" style:vertical-pos="middle" style:vertical-rel="baselin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ubject/></text:p>
      <text:p text:style-name="P33"><text:title>Wizja Projektu</text:title></text:p>
      <text:p text:style-name="P33"/>
      <text:p text:style-name="P35"><text:span text:style-name="T1">Wersja</text:span> 0.<text:span text:style-name="T12">2</text:span></text:p>
      <text:p text:style-name="P34"/>
      <text:p text:style-name="P8">https://github.com/LeHack/martialdb</text:p>
      <text:p text:style-name="P2"/>
      <text:p text:style-name="P57">Historia dokument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7">Data</text:p>
          </table:table-cell>
          <table:table-cell table:style-name="Table1.A1" office:value-type="string">
            <text:p text:style-name="P37">Wersja</text:p>
          </table:table-cell>
          <table:table-cell table:style-name="Table1.A1" office:value-type="string">
            <text:p text:style-name="P37">Opis</text:p>
          </table:table-cell>
          <table:table-cell table:style-name="Table1.D1" office:value-type="string">
            <text:p text:style-name="P37">Autor</text:p>
          </table:table-cell>
        </table:table-row>
        <table:table-row table:style-name="Table1.1">
          <table:table-cell table:style-name="Table1.A2" office:value-type="date" office:date-value="2016-03-11">
            <text:p text:style-name="P39">2016-03-11</text:p>
          </table:table-cell>
          <table:table-cell table:style-name="Table1.A1" office:value-type="string">
            <text:p text:style-name="P39">0.1</text:p>
          </table:table-cell>
          <table:table-cell table:style-name="Table1.A1" office:value-type="string">
            <text:p text:style-name="P40">Początkowy zarys wymagań</text:p>
          </table:table-cell>
          <table:table-cell table:style-name="Table1.D1" office:value-type="string">
            <text:p text:style-name="P40">Łukasz Hejnak</text:p>
          </table:table-cell>
        </table:table-row>
        <table:table-row table:style-name="Table1.1">
          <table:table-cell table:style-name="Table1.A1" office:value-type="string">
            <text:p text:style-name="P69">2016-04-08</text:p>
          </table:table-cell>
          <table:table-cell table:style-name="Table1.A1" office:value-type="string">
            <text:p text:style-name="P69">0.2</text:p>
          </table:table-cell>
          <table:table-cell table:style-name="Table1.A1" office:value-type="string">
            <text:p text:style-name="P69">Dodany opis środowiska, użytkowników i analiza ryzyka</text:p>
          </table:table-cell>
          <table:table-cell table:style-name="Table1.D1" office:value-type="string">
            <text:p text:style-name="P69">Łukasz Hejnak</text:p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  <table:table-cell table:style-name="Table1.D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  <table:table-cell table:style-name="Table1.D1" office:value-type="string">
            <text:p text:style-name="P38"/>
          </table:table-cell>
        </table:table-row>
      </table:table>
      <text:p text:style-name="P2"/>
      <text:p text:style-name="P36">Spis treści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right" style:leader-char=" 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right" style:leader-char=" 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2.54cm" style:leader-char=" " style:with-tab="false"/>
            <text:index-entry-tab-stop style:type="left" style:position="16.51cm" style:leader-char=" 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46">1. Wstęp<text:tab/><text:a xlink:type="simple" xlink:href="#__RefHeading___Toc147573320" text:style-name="Index_20_Link" text:visited-style-name="Index_20_Link">4</text:a></text:p>
          <text:p text:style-name="P45">1.1 Cel<text:tab/><text:a xlink:type="simple" xlink:href="#__RefHeading___Toc147573321" text:style-name="Index_20_Link" text:visited-style-name="Index_20_Link">4</text:a></text:p>
          <text:p text:style-name="P45">1.2 Zakres<text:tab/><text:a xlink:type="simple" xlink:href="#__RefHeading___Toc147573322" text:style-name="Index_20_Link" text:visited-style-name="Index_20_Link">4</text:a></text:p>
          <text:p text:style-name="P45">1.3 Definicje, akronimy, skróty<text:tab/><text:a xlink:type="simple" xlink:href="#__RefHeading___Toc147573323" text:style-name="Index_20_Link" text:visited-style-name="Index_20_Link">4</text:a></text:p>
          <text:p text:style-name="P45">1.4 Dokumenty powiązane<text:tab/><text:a xlink:type="simple" xlink:href="#__RefHeading___Toc147573324" text:style-name="Index_20_Link" text:visited-style-name="Index_20_Link">4</text:a></text:p>
          <text:p text:style-name="P46">2. Założenia projektu (Positioning)<text:tab/><text:a xlink:type="simple" xlink:href="#__RefHeading___Toc147573326" text:style-name="Index_20_Link" text:visited-style-name="Index_20_Link">1</text:a></text:p>
          <text:p text:style-name="P45">2.1 Cele biznesowe<text:tab/><text:a xlink:type="simple" xlink:href="#__RefHeading___Toc147573327" text:style-name="Index_20_Link" text:visited-style-name="Index_20_Link">1</text:a></text:p>
          <text:p text:style-name="P45">2.2 Opis problemu/potrzeby<text:tab/><text:a xlink:type="simple" xlink:href="#__RefHeading__1347_1098966897" text:style-name="Index_20_Link" text:visited-style-name="Index_20_Link">1</text:a></text:p>
          <text:p text:style-name="P45">2.3 Product Position Statement<text:tab/><text:a xlink:type="simple" xlink:href="#__RefHeading___Toc147573329" text:style-name="Index_20_Link" text:visited-style-name="Index_20_Link">1</text:a></text:p>
          <text:p text:style-name="P46">3. Udziałowcy i użytkownicy<text:tab/><text:a xlink:type="simple" xlink:href="#__RefHeading___Toc147573330" text:style-name="Index_20_Link" text:visited-style-name="Index_20_Link">1</text:a></text:p>
          <text:p text:style-name="P45">3.1 Udziałowcy<text:tab/><text:a xlink:type="simple" xlink:href="#__RefHeading___Toc147573331" text:style-name="Index_20_Link" text:visited-style-name="Index_20_Link">1</text:a></text:p>
          <text:p text:style-name="P45">3.2 Użytkownicy<text:tab/><text:a xlink:type="simple" xlink:href="#__RefHeading___Toc147573332" text:style-name="Index_20_Link" text:visited-style-name="Index_20_Link">1</text:a></text:p>
          <text:p text:style-name="P45">3.3 Środowisko użytkownika<text:tab/><text:a xlink:type="simple" xlink:href="#__RefHeading___Toc147573333" text:style-name="Index_20_Link" text:visited-style-name="Index_20_Link">1</text:a></text:p>
          <text:p text:style-name="P45">3.4 Alternatywy i konkurencja<text:tab/><text:a xlink:type="simple" xlink:href="#__RefHeading___Toc147573339" text:style-name="Index_20_Link" text:visited-style-name="Index_20_Link">1</text:a></text:p>
          <text:p text:style-name="P46">4. Ograniczenia<text:tab/><text:a xlink:type="simple" xlink:href="#__RefHeading___Toc147573340" text:style-name="Index_20_Link" text:visited-style-name="Index_20_Link">1</text:a></text:p>
          <text:p text:style-name="P46">5. Wymagania jakości<text:tab/><text:a xlink:type="simple" xlink:href="#__RefHeading___Toc147573341" text:style-name="Index_20_Link" text:visited-style-name="Index_20_Link">1</text:a></text:p>
          <text:p text:style-name="P46">6. Priorytety<text:tab/><text:a xlink:type="simple" xlink:href="#__RefHeading___Toc147573342" text:style-name="Index_20_Link" text:visited-style-name="Index_20_Link">1</text:a></text:p>
          <text:p text:style-name="P46">7. Pozostałe wymagania<text:tab/><text:a xlink:type="simple" xlink:href="#__RefHeading___Toc147573343" text:style-name="Index_20_Link" text:visited-style-name="Index_20_Link">1</text:a></text:p>
          <text:p text:style-name="P45">7.1 Wymagania systemowe i sprzętowe<text:tab/><text:a xlink:type="simple" xlink:href="#__RefHeading___Toc147573345" text:style-name="Index_20_Link" text:visited-style-name="Index_20_Link">1</text:a></text:p>
          <text:p text:style-name="P45">7.2 Wymagania wydajnościowe<text:tab/><text:a xlink:type="simple" xlink:href="#__RefHeading___Toc147573346" text:style-name="Index_20_Link" text:visited-style-name="Index_20_Link">1</text:a></text:p>
        </text:index-body>
      </text:table-of-content>
      <text:p text:style-name="P32"/>
      <text:p text:style-name="P36"><text:title>Wizja Projektu</text:title></text:p>
      <text:list xml:id="list4175365274133922815" text:style-name="WW8Num2">
        <text:list-item>
          <text:h text:style-name="P64" text:outline-level="1"><text:bookmark-start text:name="__RefHeading___Toc147573320"/>Wstęp<text:bookmark-end text:name="__RefHeading___Toc147573320"/></text:h>
        </text:list-item>
      </text:list>
      <text:p text:style-name="P18">Wizja projektu jest pierwszym etapem rozpoczynającym projekt, mającym na celu opracowanie koncepcji projektu „<text:span text:style-name="T1">Martial DB</text:span>” oraz oszacowanie potencjalnego zakresu projektu oraz czasu jego realizacji.</text:p>
      <text:list xml:id="list211647667483581" text:continue-numbering="true" text:style-name="WW8Num2">
        <text:list-item>
          <text:list>
            <text:list-item>
              <text:h text:style-name="P58" text:outline-level="2"><text:bookmark-start text:name="__RefHeading___Toc147573321"/>Cel<text:bookmark-end text:name="__RefHeading___Toc147573321"/></text:h>
            </text:list-item>
          </text:list>
        </text:list-item>
      </text:list>
      <text:p text:style-name="P18">Celem tego dokumentu jest przedstawienie głównych założeń projektu „<text:span text:style-name="T1">Martial DB</text:span>”, jego funkcjonalności, w sposób jasny i spójny oraz określenie wymagań i potrzeb.</text:p>
      <text:list xml:id="list211647240388277" text:continue-numbering="true" text:style-name="WW8Num2">
        <text:list-item>
          <text:list>
            <text:list-item>
              <text:h text:style-name="P58" text:outline-level="2"><text:bookmark-start text:name="__RefHeading___Toc147573322"/>Zakres<text:bookmark-end text:name="__RefHeading___Toc147573322"/></text:h>
            </text:list-item>
          </text:list>
        </text:list-item>
      </text:list>
      <text:p text:style-name="P19">W zakres dokumentu wchodzą omówienie projektu, przedstawienie korzyści klienta, cele biznesowe oraz szczegóły specyfikacji.</text:p>
      <text:list xml:id="list211647628397169" text:continue-numbering="true" text:style-name="WW8Num2">
        <text:list-item>
          <text:list>
            <text:list-item>
              <text:h text:style-name="P58" text:outline-level="2"><text:bookmark-start text:name="__RefHeading___Toc147573323"/>Definicje, akronimy, skróty<text:bookmark-end text:name="__RefHeading___Toc147573323"/></text:h>
            </text:list-item>
          </text:list>
        </text:list-item>
      </text:list>
      <text:p text:style-name="P44">Szkoła – zespół firm zajmujących się nauczaniem sztuk walki, korzystający wspólnie z „Martial DB”</text:p>
      <text:p text:style-name="P43"><text:span text:style-name="T7">Sekcja</text:span> – <text:span text:style-name="T7">pojedyncza firma wchodząca w skład Szkoły</text:span></text:p>
      <text:p text:style-name="P43"><text:span text:style-name="T8">Mistrz Szkoły</text:span> – <text:span text:style-name="T8">główny założyciel i najwyższy Stopniem w Szkole</text:span></text:p>
      <text:p text:style-name="P43"><text:span text:style-name="T8">Prowadzący</text:span> – <text:span text:style-name="T7">osoba prowadząca zajęcia w danej Sekcji (Sensei)</text:span></text:p>
      <text:p text:style-name="P43">Użytkownik – <text:span text:style-name="T7">Prowadzący</text:span> korzystając<text:span text:style-name="T7">y</text:span> z systemu „<text:span text:style-name="T1">Martial DB</text:span>”</text:p>
      <text:p text:style-name="P43"><text:span text:style-name="T1">Adept</text:span> – <text:span text:style-name="T1">dowolna osoba ucząca się sztuk walki w Sekcji</text:span></text:p>
      <text:p text:style-name="P43">Stopień – cecha Adepta odzwierciedlająca jego poziom zaawansowania w sztuce walki nauczanej w Szkole</text:p>
      <text:p text:style-name="P43">Grupa – zbiór do którego przydzieleni są Adepci <text:span text:style-name="T7">z danej Sekcji </text:span>ze względu na swój <text:span text:style-name="T6">Stopień</text:span></text:p>
      <text:p text:style-name="P43"><text:span text:style-name="T7">Zajęcia</text:span> – <text:span text:style-name="T7">spotkanie treningowe w Adeptów z Prowadzącym w ramach danej Grupy</text:span></text:p>
      <text:p text:style-name="P43"><text:span text:style-name="T8">Egzamin</text:span> – <text:span text:style-name="T8">cykliczne (2x rocznie) spotkanie poświęcone na zweryfikowanie postępów w nauce i nadanie kolejnych Stopni Adeptom</text:span></text:p>
      <text:p text:style-name="P43"><text:span text:style-name="T8">Staż treningowy</text:span> – <text:span text:style-name="T8">jedno/dwu dniowe spotkanie treningowe Mistrza Szkoły w jednej z Sekcji poświęcone przekazaniu nowego programu danej Sekcji</text:span></text:p>
      <text:p text:style-name="P43"><text:span text:style-name="T8">Obóz treningowy</text:span> – <text:span text:style-name="T8">kilkudniowe spotkanie treningowe poświęcone intensywnemu doskonaleniu i wprowadzeniu nowych elementów treningowych (programu nauczania), w którym udział biorą Prowadzący i Adepci z różnych Sekcji</text:span></text:p>
      <text:p text:style-name="P43">Zespół – zespół wykonujący projekt</text:p>
      <text:list xml:id="list211647877001057" text:continue-numbering="true" text:style-name="WW8Num2">
        <text:list-item>
          <text:list>
            <text:list-item>
              <text:h text:style-name="P58" text:outline-level="2"><text:bookmark-start text:name="__RefHeading___Toc147573324"/>Dokumenty powiązane<text:bookmark-end text:name="__RefHeading___Toc147573324"/></text:h>
            </text:list-item>
          </text:list>
        </text:list-item>
      </text:list>
      <text:p text:style-name="P48">Wizja Projektu jest pierwszym dokumentem przedstawiającym opis funkcjonalności projektu i plan jego realizacji. W chwili obecnej nie ma innych dokumentów związanych z Wizją Projektu.</text:p>
      <text:h text:style-name="P65" text:outline-level="1"/>
      <text:list xml:id="list211648431467378" text:continue-numbering="true" text:style-name="WW8Num2">
        <text:list-item>
          <text:h text:style-name="P67" text:outline-level="1"><text:bookmark-start text:name="__RefHeading___Toc147573326"/>Założenia projektu (Positioning)<text:bookmark-end text:name="__RefHeading___Toc147573326"/></text:h>
          <text:list>
            <text:list-item>
              <text:h text:style-name="P58" text:outline-level="2"><text:bookmark-start text:name="__RefHeading___Toc147573327"/>Cele biznesowe<text:bookmark-end text:name="__RefHeading___Toc147573327"/></text:h>
            </text:list-item>
          </text:list>
        </text:list-item>
      </text:list>
      <text:p text:style-name="P4"/>
      <text:p text:style-name="P5">W ramach zarządzania Sekcjami Szkoły, Prowadzący mają do wykonania wiele zadań ściśle organizacyjnych. Głównym celem naszego projektu jest jak największa automatyzacja lub uproszczenie tych zadań w taki sposób, by ułatwić pracę Prowadzącego.</text:p>
      <text:list xml:id="list211648711862913" text:continue-numbering="true" text:style-name="WW8Num2">
        <text:list-item>
          <text:list>
            <text:list-item>
              <text:h text:style-name="P58" text:outline-level="2"><text:bookmark-start text:name="__RefHeading__1347_1098966897"/>Opis problemu/potrzeby<text:bookmark-end text:name="__RefHeading__1347_1098966897"/></text:h>
            </text:list-item>
          </text:list>
        </text:list-item>
      </text:list>
      <text:p text:style-name="P2"/>
      <text:p text:style-name="P17"><draw:frame draw:style-name="fr1" draw:name="Frame1" text:anchor-type="as-char" svg:width="16.411cm" draw:z-index="0"><draw:text-box fo:min-height="3.122cm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28">Potrzeba</text:p></table:table-cell><table:table-cell table:style-name="Table2.B1" office:value-type="string"><text:p text:style-name="P24">Ułatwienie zarządzania danymi Adeptów</text:p></table:table-cell></table:table-row><table:table-row table:style-name="Table2.1"><table:table-cell table:style-name="Table2.A2" office:value-type="string"><text:p text:style-name="P28">Dotyczy</text:p></table:table-cell><table:table-cell table:style-name="Table2.B2" office:value-type="string"><text:p text:style-name="P24">Sekcje</text:p></table:table-cell></table:table-row><table:table-row table:style-name="Table2.1"><table:table-cell table:style-name="Table2.A2" office:value-type="string"><text:p text:style-name="P28">o znaczeniu</text:p></table:table-cell><table:table-cell table:style-name="Table2.B3" office:value-type="string"><text:p text:style-name="P24">Priorytetowym</text:p></table:table-cell></table:table-row><table:table-row table:style-name="Table2.1"><table:table-cell table:style-name="Table2.A2" office:value-type="string"><text:p text:style-name="P30">pomyślnym rozwiązaniem byłoby</text:p></table:table-cell><table:table-cell table:style-name="Table2.B4" office:value-type="string"><text:p text:style-name="P24">Stworzenie aplikacji internetowej, umożliwiającej dostęp/modyfikację <text:s/>danych osobowych Adeptów</text:p></table:table-cell></table:table-row></table:table></draw:text-box></draw:frame></text:p>
      <text:p text:style-name="P5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9">Potrzeba</text:p>
          </table:table-cell>
          <table:table-cell table:style-name="Table3.B1" office:value-type="string">
            <text:p text:style-name="P24">Ułatwienie zarządzania wydarzeniami w Szkole</text:p>
          </table:table-cell>
        </table:table-row>
        <table:table-row table:style-name="Table3.1">
          <table:table-cell table:style-name="Table3.A2" office:value-type="string">
            <text:p text:style-name="P29">Dotyczy</text:p>
          </table:table-cell>
          <table:table-cell table:style-name="Table3.B2" office:value-type="string">
            <text:p text:style-name="P24">Szkoła, Sekcje</text:p>
          </table:table-cell>
        </table:table-row>
        <table:table-row table:style-name="Table3.1">
          <table:table-cell table:style-name="Table3.A2" office:value-type="string">
            <text:p text:style-name="P29">o znaczeniu</text:p>
          </table:table-cell>
          <table:table-cell table:style-name="Table3.B3" office:value-type="string">
            <text:p text:style-name="P24">Wysokim</text:p>
          </table:table-cell>
        </table:table-row>
        <table:table-row table:style-name="Table3.1">
          <table:table-cell table:style-name="Table3.A2" office:value-type="string">
            <text:p text:style-name="P31">pomyślnym rozwiązaniem byłoby</text:p>
          </table:table-cell>
          <table:table-cell table:style-name="Table3.B4" office:value-type="string">
            <text:p text:style-name="P24">Stworzenie aplikacji internetowej, umożliwiającej <text:span text:style-name="T9">organizację i koordynowanie wydarzeń w Szkole</text:span></text:p>
          </table:table-cell>
        </table:table-row>
      </table:table>
      <text:list xml:id="list211648980901081" text:continue-numbering="true" text:style-name="WW8Num2">
        <text:list-item>
          <text:list>
            <text:list-item>
              <text:h text:style-name="P63" text:outline-level="2"><text:bookmark-start text:name="__RefHeading___Toc147573329"/><text:span text:style-name="T13">Product Position Statement</text:span><text:bookmark-end text:name="__RefHeading___Toc147573329"/></text:h>
            </text:list-item>
          </text:list>
        </text:list-item>
      </text:list>
      <text:p text:style-name="P1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8">Dla</text:p>
          </table:table-cell>
          <table:table-cell table:style-name="Table5.B1" office:value-type="string">
            <text:p text:style-name="P24">Prowadzący</text:p>
          </table:table-cell>
        </table:table-row>
        <table:table-row table:style-name="Table5.1">
          <table:table-cell table:style-name="Table5.A2" office:value-type="string">
            <text:p text:style-name="P28">Kto/co</text:p>
          </table:table-cell>
          <table:table-cell table:style-name="Table5.B2" office:value-type="string">
            <text:p text:style-name="P27">Elektroniczna platforma przechowywania i wymiany danych.</text:p>
          </table:table-cell>
        </table:table-row>
        <table:table-row table:style-name="Table5.1">
          <table:table-cell table:style-name="Table5.A2" office:value-type="string">
            <text:p text:style-name="P28">Nazwa produktu</text:p>
          </table:table-cell>
          <table:table-cell table:style-name="Table5.B3" office:value-type="string">
            <text:p text:style-name="P24">Martial DB</text:p>
          </table:table-cell>
        </table:table-row>
        <table:table-row table:style-name="Table5.1">
          <table:table-cell table:style-name="Table5.A2" office:value-type="string">
            <text:p text:style-name="P28">Takim, że</text:p>
          </table:table-cell>
          <table:table-cell table:style-name="Table5.B4" office:value-type="string">
            <text:p text:style-name="P24">Ułatwi i przyśpieszy zarządzanie Sekcją</text:p>
          </table:table-cell>
        </table:table-row>
        <table:table-row table:style-name="Table5.1">
          <table:table-cell table:style-name="Table5.A2" office:value-type="string">
            <text:p text:style-name="P28">W przeciwieństwie do</text:p>
          </table:table-cell>
          <table:table-cell table:style-name="Table5.B5" office:value-type="string">
            <text:p text:style-name="P24">Prowadzenie listy Adeptów w formie papierowej jest uciążliwe i mało wydajne.</text:p>
            <text:p text:style-name="P24">Przygotowywanie listy umożliwiającej sprawdzenie obecności czy rozliczenia zajmuje dużo czasu.</text:p>
            <text:p text:style-name="P24">Brakuje centralnego, łatwo dostępnego miejsca z listą osób biorących udział w różnych wydarzeniach organizowanych przez Szkołę/Sekcje.</text:p>
          </table:table-cell>
        </table:table-row>
        <table:table-row table:style-name="Table5.1">
          <table:table-cell table:style-name="Table5.A6" office:value-type="string">
            <text:p text:style-name="P30">Nasz produkt</text:p>
          </table:table-cell>
          <table:table-cell table:style-name="Table5.B6" office:value-type="string">
            <text:p text:style-name="P24">- <text:span text:style-name="T9">zmniejszy ilość czasu potrzebna na zadania czysto organizacyjne</text:span></text:p>
            <text:p text:style-name="P24">- <text:span text:style-name="T9">umożliwi zdalne uzyskanie dostępu do danych kontaktowych Adepta</text:span></text:p>
            <text:p text:style-name="P24">- <text:span text:style-name="T9">ułatwi synchronizację list uczestników i innych danych wydarzeń</text:span></text:p>
          </table:table-cell>
        </table:table-row>
      </table:table>
      <text:p text:style-name="P47"/>
      <text:list xml:id="list211648753758643" text:continue-numbering="true" text:style-name="WW8Num2">
        <text:list-item>
          <text:h text:style-name="P68" text:outline-level="1"><text:bookmark-start text:name="__RefHeading___Toc147573330"/>Udziałowcy i użytkownicy<text:bookmark-end text:name="__RefHeading___Toc147573330"/></text:h>
          <text:list>
            <text:list-item>
              <text:h text:style-name="P58" text:outline-level="2"><text:bookmark-start text:name="__RefHeading___Toc147573331"/>Udziałowcy<text:bookmark-end text:name="__RefHeading___Toc147573331"/></text:h>
            </text:list-item>
          </text:list>
        </text:list-item>
      </text:list>
      <text:p text:style-name="P4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">Nazwa</text:p>
          </table:table-cell>
          <table:table-cell table:style-name="Table4.A1" office:value-type="string">
            <text:p text:style-name="P16">Opis</text:p>
          </table:table-cell>
          <table:table-cell table:style-name="Table4.C1" office:value-type="string">
            <text:p text:style-name="P16">Odpowiedzialność</text:p>
          </table:table-cell>
        </table:table-row>
        <table:table-row table:style-name="Table4.1">
          <table:table-cell table:style-name="Table4.A2" office:value-type="string">
            <text:p text:style-name="P22">Prowadzący</text:p>
          </table:table-cell>
          <table:table-cell table:style-name="Table4.B2" office:value-type="string">
            <text:p text:style-name="P23">Trenerzy poszczególnych sekcji Szkoły Karate „Samuraj”.</text:p>
          </table:table-cell>
          <table:table-cell table:style-name="Table4.C2" office:value-type="string">
            <text:p text:style-name="P22">- monitoruje postęp projektu</text:p>
            <text:p text:style-name="P22">- główne źródło wiedzy biznesowej</text:p>
            <text:p text:style-name="P22">- <text:span text:style-name="T10">przetestowanie wersji Beta</text:span></text:p>
          </table:table-cell>
        </table:table-row>
      </table:table>
      <text:list xml:id="list211648049980442" text:continue-numbering="true" text:style-name="WW8Num2">
        <text:list-item>
          <text:list>
            <text:list-item>
              <text:h text:style-name="P58" text:outline-level="2"><text:bookmark-start text:name="__RefHeading___Toc147573332"/>Użytkownicy<text:bookmark-end text:name="__RefHeading___Toc147573332"/></text:h>
            </text:list-item>
          </text:list>
        </text:list-item>
      </text:list>
      <text:p text:style-name="P4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6">Nazwa</text:p>
          </table:table-cell>
          <table:table-cell table:style-name="Table6.A1" office:value-type="string">
            <text:p text:style-name="P16">Opis</text:p>
          </table:table-cell>
          <table:table-cell table:style-name="Table6.A1" office:value-type="string">
            <text:p text:style-name="P16">Odpowiedzialność</text:p>
          </table:table-cell>
          <table:table-cell table:style-name="Table6.D1" office:value-type="string">
            <text:p text:style-name="P16">Udziałowiec</text:p>
          </table:table-cell>
        </table:table-row>
        <table:table-row table:style-name="Table6.2">
          <table:table-cell table:style-name="Table6.A2" office:value-type="string">
            <text:p text:style-name="P21">Trenerzy</text:p>
          </table:table-cell>
          <table:table-cell table:style-name="Table6.B2" office:value-type="string">
            <text:p text:style-name="P21">Prowadzący zajęcia w Szkołach Sztuk Walki.</text:p>
          </table:table-cell>
          <table:table-cell table:style-name="Table6.C2" office:value-type="string">
            <text:p text:style-name="P41">-</text:p>
          </table:table-cell>
          <table:table-cell table:style-name="Table6.D2" office:value-type="string">
            <text:p text:style-name="P21">Prowadzący</text:p>
          </table:table-cell>
        </table:table-row>
      </table:table>
      <text:p text:style-name="P41"/>
      <text:list xml:id="list211647293930567" text:continue-numbering="true" text:style-name="WW8Num2">
        <text:list-item>
          <text:list>
            <text:list-item>
              <text:h text:style-name="P58" text:outline-level="2"><text:bookmark-start text:name="__RefHeading___Toc147573333"/>Środowisko użytkownika<text:bookmark-end text:name="__RefHeading___Toc147573333"/></text:h>
            </text:list-item>
          </text:list>
        </text:list-item>
      </text:list>
      <text:p text:style-name="P54"><text:tab/>Użytkownik będzie samodzielnie korzystać z systemu poprzez mechanizmy stron www, z dowolnego miejsca na ziemi przy użyciu dowolnego urządzenia umożliwiającego uruchomienie i obsługę przeglądarki internetowej (Firefox, Chrome, Edge, Opera). Jeżeli mechanizm cookies nie zapewnił identyfikacji użytkownika, ten musi się zalogować.</text:p>
      <text:list xml:id="list211648015828807" text:continue-numbering="true" text:style-name="WW8Num2">
        <text:list-item>
          <text:list>
            <text:list-item>
              <text:h text:style-name="P60" text:outline-level="2">Środowisko systemu</text:h>
            </text:list-item>
          </text:list>
        </text:list-item>
      </text:list>
      <text:p text:style-name="P51"><text:tab/><text:span text:style-name="T14">System będzie z natury wewnętrzny dla organizacji, w której zostanie wdrożony. Tym samym dostęp do systemu będą mieli wyłącznie pracownicy Szkoły. Jednocześnie System nie będzie posiadał żadnych zewnętrznych zależności.</text:span></text:p>
      <text:list xml:id="list211648385976491" text:continue-numbering="true" text:style-name="WW8Num2">
        <text:list-item>
          <text:list>
            <text:list-item>
              <text:h text:style-name="P58" text:outline-level="2"><text:bookmark-start text:name="__RefHeading___Toc147573339"/>Alternatywy i konkurencja<text:bookmark-end text:name="__RefHeading___Toc147573339"/></text:h>
            </text:list-item>
          </text:list>
        </text:list-item>
      </text:list>
      <text:p text:style-name="P2"/>
      <text:p text:style-name="P50"><text:span text:style-name="T11"><text:tab/>Istnieją inne aplikacje bazodanowe, umożliwiające prowadzenie list uczestników zajęć i kursów, ale brakuje im specyficznych cech, które odgrywają istotną rolę w Szkołach Sztuk Walki, przez co nie potrafią np. poprawnie posortować użytkowników według stażu (stopień, staż bieżący, wiek).</text:span></text:p>
      <text:list xml:id="list211647808763675" text:continue-numbering="true" text:style-name="WW8Num2">
        <text:list-item>
          <text:h text:style-name="P67" text:outline-level="1"><text:bookmark-start text:name="__RefHeading___Toc147573340"/>Ograniczenia<text:bookmark-end text:name="__RefHeading___Toc147573340"/></text:h>
        </text:list-item>
      </text:list>
      <text:p text:style-name="P2"/>
      <text:p text:style-name="P15">System „<text:span text:style-name="T11">Martial DB</text:span>” wymaga dostępu do Internetu, gdyż <text:span text:style-name="T11">jest to jedyny sposób na uzyskanie połączenia z serwerem obsługującym interfejs systemu</text:span>.</text:p>
      <text:list xml:id="list211648728821740" text:continue-numbering="true" text:style-name="WW8Num2">
        <text:list-item>
          <text:h text:style-name="P64" text:outline-level="1"><text:bookmark-start text:name="__RefHeading___Toc147573341"/>Wymagania jakości<text:bookmark-end text:name="__RefHeading___Toc147573341"/></text:h>
        </text:list-item>
      </text:list>
      <text:p text:style-name="P18"/>
      <text:p text:style-name="P25">System powinien <text:span text:style-name="T11">działać bezbłędnie w 99% przypadków użycia, a w razie wystąpienia błędu zachowywać stabilność i umożliwiać dalszą pracę innym użytkownikom systemu. System musi zapewnić bezpieczeństwo przechowywanych danych zgodnie z </text:span>Ustaw<text:span text:style-name="T11">ą</text:span> z dnia 29 sierpnia 1997 r. o ochronie danych osobowych, <text:span text:style-name="T11">tak by nikt niepowołany nie był w stanie uzyskać dostępu do żadnej z przechowywanych w systemie informacji.</text:span></text:p>
      <text:list xml:id="list211648438700932" text:continue-numbering="true" text:style-name="WW8Num2">
        <text:list-item>
          <text:h text:style-name="P64" text:outline-level="1"><text:bookmark-start text:name="__RefHeading___Toc147573342"/>Priorytety<text:bookmark-end text:name="__RefHeading___Toc147573342"/></text:h>
        </text:list-item>
      </text:list>
      <text:p text:style-name="P2"/>
      <text:p text:style-name="Text_20_body">1. Zarządzanie danymi Adeptów.</text:p>
      <text:p text:style-name="P42">2. Zarządzanie Grupami.</text:p>
      <text:p text:style-name="P42">3. Drukowanie list obecności.</text:p>
      <text:p text:style-name="P42">4. Drukowanie list płatności.</text:p>
      <text:p text:style-name="P42">5. Zarządzanie Wydarzeniami (Obozy, Zgrupowania, Egzaminy).</text:p>
      <text:list xml:id="list211648836553881" text:continue-numbering="true" text:style-name="WW8Num2">
        <text:list-item>
          <text:h text:style-name="P64" text:outline-level="1"><text:bookmark-start text:name="__RefHeading___Toc147573343"/>Pozostałe wymagania<text:bookmark-end text:name="__RefHeading___Toc147573343"/></text:h>
          <text:list>
            <text:list-item>
              <text:h text:style-name="P58" text:outline-level="2"><text:bookmark-start text:name="__RefHeading___Toc147573345"/>Wymagania systemowe i sprzętowe<text:bookmark-end text:name="__RefHeading___Toc147573345"/></text:h>
            </text:list-item>
          </text:list>
        </text:list-item>
      </text:list>
      <text:p text:style-name="P20"/>
      <text:p text:style-name="P26">Klient: Dowolna przeglądarka wspierająca HTML 5, ECMAScript 5 oraz CSS 3 (<text:span text:style-name="T3">Firefox, Chrome, Edge, Opera)</text:span></text:p>
      <text:p text:style-name="P26">Serwer: Java 1.8</text:p>
      <text:list xml:id="list211648902296153" text:continue-numbering="true" text:style-name="WW8Num2">
        <text:list-item>
          <text:list>
            <text:list-item>
              <text:h text:style-name="P59" text:outline-level="2"><text:bookmark-start text:name="__RefHeading___Toc147573346"/>Wymagania wydajnościowe<text:bookmark-end text:name="__RefHeading___Toc147573346"/></text:h>
            </text:list-item>
          </text:list>
        </text:list-item>
      </text:list>
      <text:p text:style-name="P71"><text:span text:style-name="T15">System powinien reagować na akcje użytkownika w możliwie krótkim czasie (nie przekraczającym 2-3s). Oznacza to w przypadku prostych akcji ich ukończenie i przeładowanie strony (jeżeli jest potrzebne), a w przypadku akcji bardziej skomplikowanych wizualną indykację postępu, np. poprzez wyświetlenie paska postępu zadania.</text:span></text:p>
      <text:list xml:id="list211648820526809" text:continue-numbering="true" text:style-name="WW8Num2">
        <text:list-item>
          <text:h text:style-name="P66" text:outline-level="1">Analiza ryzyka</text:h>
          <text:list>
            <text:list-item>
              <text:h text:style-name="P62" text:outline-level="2"><text:span text:style-name="T4">Nowe technologie</text:span></text:h>
            </text:list-item>
          </text:list>
        </text:list-item>
      </text:list>
      <text:p text:style-name="P7"/>
      <text:p text:style-name="P49">Zespół w ramach pracy nad Systemem będzie poznawał nowe dla siebie technologie:</text:p>
      <text:p text:style-name="P49">- Git</text:p>
      <text:p text:style-name="P49">- Angular</text:p>
      <text:p text:style-name="P49">- REST</text:p>
      <text:p text:style-name="P49">- JSON</text:p>
      <text:p text:style-name="P49">- Servlets</text:p>
      <text:p text:style-name="P49"><text:soft-page-break/>- Bootstrap</text:p>
      <text:p text:style-name="P49"/>
      <text:list xml:id="list211648914586779" text:continue-numbering="true" text:style-name="WW8Num2">
        <text:list-item>
          <text:list>
            <text:list-item>
              <text:h text:style-name="P61" text:outline-level="2">Obciążenie Zespołu</text:h>
            </text:list-item>
          </text:list>
        </text:list-item>
      </text:list>
      <text:p text:style-name="P52"/>
      <text:p text:style-name="P53"><text:span text:style-name="T2">Z uwagi na fakt, że zespół składa się zaledwie z dwóch osób, które realizują projekt w czasie „dodatkowym”, tj. wolnym od pracy i obowiązków, poważnym ryzykiem w realizacji projektu może być właśnie niedostateczna ilość czasu dostępnego do poświęcenia na regularną pracę nad projektem.</text:span></text:p>
      <text:p text:style-name="P5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Symbol1" svg:font-family="Symbol" style:font-family-generic="roman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2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WW8Num2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8Num2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8Num2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2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WW8Num2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2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style:language-asian="pl" style:country-asian="PL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.212cm" fo:margin-bottom="0cm" style:contextual-spacing="false">
        <style:tab-stops>
          <style:tab-stop style:position="0.286cm"/>
          <style:tab-stop style:position="2.223cm"/>
        </style:tab-stops>
      </style:paragraph-properties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List_20_Bullet_20_2" style:display-name="List Bullet 2" style:family="paragraph" style:parent-style-name="Standard" style:list-style-name="WW8Num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56cm" fo:text-indent="-0.635cm" fo:margin-left="1.556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826cm" fo:text-indent="-0.635cm" fo:margin-left="2.82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096cm" fo:text-indent="-0.635cm" fo:margin-left="4.096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366cm" fo:text-indent="-0.635cm" fo:margin-left="5.366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636cm" fo:text-indent="-0.635cm" fo:margin-left="6.63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906cm" fo:text-indent="-0.635cm" fo:margin-left="7.906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176cm" fo:text-indent="-0.635cm" fo:margin-left="9.176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446cm" fo:text-indent="-0.635cm" fo:margin-left="10.44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716cm" fo:text-indent="-0.635cm" fo:margin-left="11.7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549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81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089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359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62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899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16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43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7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549cm" fo:text-indent="-0.635cm" fo:margin-left="1.549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819cm" fo:text-indent="-0.635cm" fo:margin-left="2.81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439cm" fo:text-indent="-0.635cm" fo:margin-left="10.43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09cm" fo:text-indent="-0.635cm" fo:margin-left="11.7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549cm" fo:text-indent="-0.635cm" fo:margin-left="1.549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819cm" fo:text-indent="-0.635cm" fo:margin-left="2.81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439cm" fo:text-indent="-0.635cm" fo:margin-left="10.43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709cm" fo:text-indent="-0.635cm" fo:margin-left="11.7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549cm" fo:text-indent="-0.635cm" fo:margin-left="1.549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819cm" fo:text-indent="-0.635cm" fo:margin-left="2.81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439cm" fo:text-indent="-0.635cm" fo:margin-left="10.43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709cm" fo:text-indent="-0.635cm" fo:margin-left="11.7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4.886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15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426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69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9.96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236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2.50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3.77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5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?" text:bullet-char="?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2" style:family="table">
      <style:table-properties style:width="16.886cm" fo:margin-left="-0.203cm" table:align="left" style:writing-mode="lr-tb"/>
    </style:style>
    <style:style style:name="Table12.A" style:family="table-column">
      <style:table-column-properties style:column-width="11.252cm"/>
    </style:style>
    <style:style style:name="Table12.B" style:family="table-column">
      <style:table-column-properties style:column-width="5.63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1" style:family="table">
      <style:table-properties style:width="16.732cm" fo:margin-left="-0.191cm" table:align="left" style:writing-mode="lr-tb"/>
    </style:style>
    <style:style style:name="Table11.A" style:family="table-column">
      <style:table-column-properties style:column-width="16.732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l" fo:country="PL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fo:language="pl" fo:country="PL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officeooo:rsid="000b25a6" officeooo:paragraph-rsid="000b25a6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fo:language="pl" fo:country="PL" style:font-size-asian="12pt"/>
    </style:style>
    <style:style style:name="MP5" style:family="paragraph" style:parent-style-name="Header">
      <style:text-properties fo:language="pl" fo:country="PL"/>
    </style:style>
    <style:style style:name="MP6" style:family="paragraph" style:parent-style-name="Standard">
      <style:text-properties fo:language="pl" fo:country="PL" fo:font-weight="bold" style:font-weight-asian="bold"/>
    </style:style>
    <style:style style:name="MP7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l" fo:country="PL"/>
    </style:style>
    <style:style style:name="MP8" style:family="paragraph" style:parent-style-name="Standard">
      <style:text-properties fo:language="pl" fo:country="PL"/>
    </style:style>
    <style:style style:name="MP9" style:family="paragraph" style:parent-style-name="Standard">
      <style:paragraph-properties fo:text-align="end" style:justify-single-word="false"/>
    </style:style>
    <style:style style:name="MP10" style:family="paragraph" style:parent-style-name="Footer">
      <style:text-properties fo:language="pl" fo:country="PL"/>
    </style:style>
    <style:style style:name="MT1" style:family="text">
      <style:text-properties officeooo:rsid="000b25a6"/>
    </style:style>
    <style:style style:name="MT2" style:family="text">
      <style:text-properties fo:language="pl" fo:country="P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Martial DB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6"><text:subject/></text:p>
            </table:table-cell>
            <table:table-cell table:style-name="Table12.B1" office:value-type="string">
              <text:p text:style-name="MP7"><text:s text:c="2"/>Wersja: <text:s text:c="10"/><text:span text:style-name="MT1">0.2</text:span></text:p>
            </table:table-cell>
          </table:table-row>
          <table:table-row table:style-name="Table12.1">
            <table:table-cell table:style-name="Table12.A1" office:value-type="string">
              <text:p text:style-name="MP8"><text:title>Wizja Projektu</text:title></text:p>
            </table:table-cell>
            <table:table-cell table:style-name="Table12.B1" office:value-type="string">
              <text:p text:style-name="MP8"><text:s text:c="2"/>Data: <text:s/><text:span text:style-name="MT1">2016-04-08</text:span></text:p>
            </table:table-cell>
          </table:table-row>
          <table:table-row table:style-name="Table12.1">
            <table:table-cell table:style-name="Table12.B1" table:number-columns-spanned="2" office:value-type="string">
              <text:p text:style-name="MP8">&lt;<text:span text:style-name="MT1">martialdb-wiz</text:span>&gt;</text:p>
            </table:table-cell>
            <table:covered-table-cell/>
          </table:table-row>
        </table:table>
        <text:p text:style-name="MP5"/>
      </style:header>
      <style:footer>
        <table:table table:name="Table11" table:style-name="Table11">
          <table:table-column table:style-name="Table11.A"/>
          <table:table-row table:style-name="Table11.1">
            <table:table-cell table:style-name="Table11.A1" office:value-type="string">
              <text:p text:style-name="MP9"><text:span text:style-name="MT2">Strona </text:span><text:span text:style-name="Page_20_Number"><text:span text:style-name="MT2"><text:page-number text:select-page="current">8</text:page-number></text:span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izja Projektu</dc:title>
    <meta:creation-date>2016-03-11T20:29:47.221324493</meta:creation-date>
    <meta:editing-cycles>14</meta:editing-cycles>
    <meta:editing-duration>PT2H44M43S</meta:editing-duration>
    <meta:generator>LibreOffice/4.2.8.2$Linux_X86_64 LibreOffice_project/420m0$Build-2</meta:generator>
    <dc:date>2016-04-08T21:16:46.924858083</dc:date>
    <meta:document-statistic meta:table-count="8" meta:image-count="0" meta:object-count="0" meta:page-count="8" meta:paragraph-count="158" meta:word-count="971" meta:character-count="7135" meta:non-whitespace-character-count="6311"/>
  </office:meta>
</office:document-meta>
</file>